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gr2" style:family="graphic" style:parent-style-name="standard">
      <style:graphic-properties draw:stroke="solid" svg:stroke-width="0.037cm" svg:stroke-color="#333333" draw:stroke-linejoin="round" svg:stroke-linecap="round" draw:fill="none" fo:padding-top="0.018cm" fo:padding-bottom="0.018cm" fo:padding-left="0.018cm" fo:padding-right="0.018cm"/>
    </style:style>
    <style:style style:name="gr3" style:family="graphic" style:parent-style-name="standard">
      <style:graphic-properties draw:stroke="solid" svg:stroke-width="0.037cm" svg:stroke-color="#333333" draw:stroke-linejoin="round" svg:stroke-linecap="round" draw:fill="solid" draw:fill-color="#f8766d" fo:padding-top="0.018cm" fo:padding-bottom="0.018cm" fo:padding-left="0.018cm" fo:padding-right="0.018cm"/>
    </style:style>
    <style:style style:name="gr4" style:family="graphic" style:parent-style-name="standard">
      <style:graphic-properties draw:stroke="solid" svg:stroke-width="0.037cm" svg:stroke-color="#333333" draw:stroke-linejoin="round" svg:stroke-linecap="round" draw:fill="solid" draw:fill-color="#00ba38" fo:padding-top="0.018cm" fo:padding-bottom="0.018cm" fo:padding-left="0.018cm" fo:padding-right="0.018cm"/>
    </style:style>
    <style:style style:name="gr5" style:family="graphic" style:parent-style-name="standard">
      <style:graphic-properties draw:stroke="solid" svg:stroke-width="0.037cm" svg:stroke-color="#333333" draw:stroke-linejoin="round" svg:stroke-linecap="round" draw:fill="solid" draw:fill-color="#619cff" fo:padding-top="0.018cm" fo:padding-bottom="0.018cm" fo:padding-left="0.018cm" fo:padding-right="0.01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1cm" fo:min-width="3.57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81cm" fo:min-width="3.32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1cm" fo:min-width="3.7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81cm" fo:min-width="3.04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9.2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8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754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452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ebebeb"/>
    </style:style>
    <style:style style:name="gr16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8" style:family="graphic" style:parent-style-name="standard">
      <style:graphic-properties draw:stroke="solid" svg:stroke-width="0.075cm" svg:stroke-color="#333333" draw:stroke-linejoin="round" svg:stroke-linecap="butt" draw:fill="none" fo:padding-top="0.037cm" fo:padding-bottom="0.037cm" fo:padding-left="0.037cm" fo:padding-right="0.037cm"/>
    </style:style>
    <style:style style:name="gr19" style:family="graphic" style:parent-style-name="standard">
      <style:graphic-properties draw:stroke="none" draw:fill="solid" draw:fill-color="#d9d9d9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40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3.0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3.8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0.49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0.6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0.62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88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0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629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8766d"/>
    </style:style>
    <style:style style:name="P4" style:family="paragraph">
      <loext:graphic-properties draw:fill="solid" draw:fill-color="#00ba38"/>
    </style:style>
    <style:style style:name="P5" style:family="paragraph">
      <loext:graphic-properties draw:fill="solid" draw:fill-color="#619c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17.1000003814697pt" style:font-size-asian="16pt" style:font-size-complex="16pt"/>
    </style:style>
    <style:style style:name="P8" style:family="paragraph">
      <style:paragraph-properties fo:text-align="start" style:writing-mode="lr-tb"/>
      <style:text-properties fo:font-size="16pt" fo:font-weight="normal"/>
    </style:style>
    <style:style style:name="P9" style:family="paragraph">
      <loext:graphic-properties draw:fill="none"/>
      <style:paragraph-properties fo:text-align="start" style:writing-mode="lr-tb"/>
      <style:text-properties fo:font-size="16pt" fo:font-weight="normal" style:font-size-asian="17pt" style:font-size-complex="17pt"/>
    </style:style>
    <style:style style:name="P10" style:family="paragraph">
      <style:paragraph-properties fo:text-align="start" style:writing-mode="lr-tb"/>
      <style:text-properties fo:font-size="18pt" fo:font-weight="normal"/>
    </style:style>
    <style:style style:name="P11" style:family="paragraph">
      <loext:graphic-properties draw:fill="none"/>
      <style:paragraph-properties fo:text-align="start" style:writing-mode="lr-tb"/>
      <style:text-properties fo:font-size="18pt" fo:font-weight="normal" style:font-size-asian="20pt" style:font-size-complex="20pt"/>
    </style:style>
    <style:style style:name="P12" style:family="paragraph">
      <style:text-properties fo:font-weight="normal"/>
    </style:style>
    <style:style style:name="P13" style:family="paragraph">
      <loext:graphic-properties draw:fill="none" draw:fill-color="#ffffff"/>
      <style:text-properties style:font-name="Arial" fo:font-size="16pt" fo:font-weight="normal" style:font-size-asian="16pt" style:font-size-complex="16pt"/>
    </style:style>
    <style:style style:name="P1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ebebeb"/>
    </style:style>
    <style:style style:name="P16" style:family="paragraph">
      <loext:graphic-properties draw:fill="solid" draw:fill-color="#d9d9d9"/>
    </style:style>
    <style:style style:name="T1" style:family="text">
      <style:text-properties fo:color="#000000" style:font-name="Helvetica1" fo:font-size="16pt" style:font-size-asian="16pt" style:font-name-complex="Helvetica1" style:font-size-complex="16pt"/>
    </style:style>
    <style:style style:name="T2" style:family="text">
      <style:text-properties fo:color="#000000" style:font-name="Helvetica1" style:font-size-asian="17pt" style:font-name-complex="Helvetica1" style:font-size-complex="17pt" style:font-weight-complex="bold"/>
    </style:style>
    <style:style style:name="T3" style:family="text">
      <style:text-properties fo:color="#000000" style:font-name="Helvetica1" style:font-size-asian="20pt" style:font-name-complex="Helvetica1" style:font-size-complex="20pt" style:font-weight-complex="bold"/>
    </style:style>
    <style:style style:name="T4" style:family="text">
      <style:text-properties style:font-name="Arial" fo:font-size="18pt" style:font-size-asian="18pt" style:font-weight-asian="bold" style:font-size-complex="18pt" style:font-weight-complex="bold"/>
    </style:style>
    <style:style style:name="T5" style:family="text">
      <style:text-properties fo:color="#1a1a1a" style:font-name="Helvetica1" fo:font-size="16pt" style:font-size-asian="16pt" style:font-name-complex="Helvetica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545cm" svg:height="0.987cm" svg:x="4.637cm" svg:y="23.839cm" svg:viewBox="0 0 546 988" draw:points="0,988 546,988 546,0 0,0">
            <text:p/>
          </draw:polygon>
          <draw:line draw:style-name="gr2" draw:text-style-name="P2" draw:layer="layout" svg:x1="4.91cm" svg:y1="24.726cm" svg:x2="4.91cm" svg:y2="24.578cm">
            <text:p/>
          </draw:line>
          <draw:line draw:style-name="gr2" draw:text-style-name="P2" draw:layer="layout" svg:x1="4.91cm" svg:y1="24.086cm" svg:x2="4.91cm" svg:y2="23.938cm">
            <text:p/>
          </draw:line>
          <draw:polygon draw:style-name="gr3" draw:text-style-name="P3" draw:layer="layout" svg:width="0.409cm" svg:height="0.493cm" svg:x="4.705cm" svg:y="24.086cm" svg:viewBox="0 0 410 494" draw:points="0,494 410,494 410,0 0,0">
            <text:p/>
          </draw:polygon>
          <draw:line draw:style-name="gr2" draw:text-style-name="P2" draw:layer="layout" svg:x1="4.705cm" svg:y1="24.333cm" svg:x2="5.114cm" svg:y2="24.333cm">
            <text:p/>
          </draw:line>
          <draw:polygon draw:style-name="gr1" draw:text-style-name="P1" draw:layer="layout" svg:width="0.544cm" svg:height="0.987cm" svg:x="9.498cm" svg:y="23.839cm" svg:viewBox="0 0 545 988" draw:points="0,988 545,988 545,0 0,0">
            <text:p/>
          </draw:polygon>
          <draw:line draw:style-name="gr2" draw:text-style-name="P2" draw:layer="layout" svg:x1="9.77cm" svg:y1="24.726cm" svg:x2="9.77cm" svg:y2="24.578cm">
            <text:p/>
          </draw:line>
          <draw:line draw:style-name="gr2" draw:text-style-name="P2" draw:layer="layout" svg:x1="9.77cm" svg:y1="24.098cm" svg:x2="9.77cm" svg:y2="23.95cm">
            <text:p/>
          </draw:line>
          <draw:polygon draw:style-name="gr4" draw:text-style-name="P4" draw:layer="layout" svg:width="0.408cm" svg:height="0.493cm" svg:x="9.557cm" svg:y="24.122cm" svg:viewBox="0 0 409 494" draw:points="0,494 409,494 409,0 0,0">
            <text:p/>
          </draw:polygon>
          <draw:polygon draw:style-name="gr1" draw:text-style-name="P1" draw:layer="layout" svg:width="0.545cm" svg:height="0.987cm" svg:x="14.293cm" svg:y="23.839cm" svg:viewBox="0 0 546 988" draw:points="0,988 546,988 546,0 0,0">
            <text:p/>
          </draw:polygon>
          <draw:line draw:style-name="gr2" draw:text-style-name="P2" draw:layer="layout" svg:x1="14.566cm" svg:y1="24.726cm" svg:x2="14.566cm" svg:y2="24.578cm">
            <text:p/>
          </draw:line>
          <draw:line draw:style-name="gr2" draw:text-style-name="P2" draw:layer="layout" svg:x1="14.566cm" svg:y1="24.086cm" svg:x2="14.566cm" svg:y2="23.938cm">
            <text:p/>
          </draw:line>
          <draw:polygon draw:style-name="gr5" draw:text-style-name="P5" draw:layer="layout" svg:width="0.409cm" svg:height="0.493cm" svg:x="14.361cm" svg:y="24.086cm" svg:viewBox="0 0 410 494" draw:points="0,494 410,494 410,0 0,0">
            <text:p/>
          </draw:polygon>
          <draw:line draw:style-name="gr2" draw:text-style-name="P2" draw:layer="layout" svg:x1="14.361cm" svg:y1="24.333cm" svg:x2="14.77cm" svg:y2="24.333cm">
            <text:p/>
          </draw:line>
          <draw:frame draw:style-name="gr6" draw:text-style-name="P7" draw:layer="layout" svg:width="3.572cm" svg:height="0.681cm" svg:x="5.497cm" svg:y="24.066cm">
            <draw:text-box>
              <text:p text:style-name="P6"><text:span text:style-name="T1">Spore length</text:span></text:p>
            </draw:text-box>
          </draw:frame>
          <draw:frame draw:style-name="gr7" draw:text-style-name="P7" draw:layer="layout" svg:width="3.325cm" svg:height="0.681cm" svg:x="10.322cm" svg:y="24.023cm">
            <draw:text-box>
              <text:p text:style-name="P6"><text:span text:style-name="T1">Spore width</text:span></text:p>
            </draw:text-box>
          </draw:frame>
          <draw:frame draw:style-name="gr8" draw:text-style-name="P7" draw:layer="layout" svg:width="3.746cm" svg:height="0.681cm" svg:x="15.154cm" svg:y="23.8cm">
            <draw:text-box>
              <text:p text:style-name="P6"><text:span text:style-name="T1">Spore length/</text:span></text:p>
            </draw:text-box>
          </draw:frame>
          <draw:frame draw:style-name="gr9" draw:text-style-name="P7" draw:layer="layout" svg:width="3.047cm" svg:height="0.681cm" svg:x="15.154cm" svg:y="24.331cm">
            <draw:text-box>
              <text:p text:style-name="P6"><text:span text:style-name="T1"><text:s/></text:span><text:span text:style-name="T1">width ratio</text:span></text:p>
            </draw:text-box>
          </draw:frame>
          <draw:line draw:style-name="gr2" draw:text-style-name="P2" draw:layer="layout" svg:x1="9.56cm" svg:y1="24.4cm" svg:x2="9.969cm" svg:y2="24.4cm">
            <text:p/>
          </draw:line>
        </draw:g>
        <draw:frame draw:style-name="gr10" draw:text-style-name="P9" draw:layer="layout" svg:width="9.764cm" svg:height="1.111cm" draw:transform="rotate (1.5707963267949) translate (0.4cm 11.3cm)">
          <draw:text-box>
            <text:p text:style-name="P8"><text:span text:style-name="T2">Absolute size (µm) or length/width ratio</text:span></text:p>
          </draw:text-box>
        </draw:frame>
        <draw:frame draw:style-name="gr11" draw:text-style-name="P11" draw:layer="layout" svg:width="4.875cm" svg:height="0.788cm" svg:x="9.325cm" svg:y="0.3cm">
          <draw:text-box>
            <text:p text:style-name="P10"><text:span text:style-name="T3">Basidiospores</text:span></text:p>
          </draw:text-box>
        </draw:frame>
        <draw:frame draw:style-name="gr12" draw:text-style-name="P11" draw:layer="layout" svg:width="2.754cm" svg:height="0.788cm" svg:x="10.056cm" svg:y="12.292cm">
          <draw:text-box>
            <text:p text:style-name="P10"><text:span text:style-name="T3">Cystidia</text:span></text:p>
          </draw:text-box>
        </draw:frame>
        <draw:frame draw:style-name="gr13" draw:text-style-name="P13" draw:layer="layout" svg:width="2.379cm" svg:height="0.962cm" svg:x="0.321cm" svg:y="0.1cm">
          <draw:text-box>
            <text:p text:style-name="P12"><text:span text:style-name="T4">a</text:span></text:p>
          </draw:text-box>
        </draw:frame>
        <draw:frame draw:style-name="gr14" draw:text-style-name="P14" draw:layer="layout" svg:width="0.452cm" svg:height="0.628cm" svg:x="2.083cm" svg:y="22.262cm">
          <draw:text-box>
            <text:p text:style-name="P6"><text:span text:style-name="T1">0</text:span></text:p>
          </draw:text-box>
        </draw:frame>
        <draw:polygon draw:style-name="gr15" draw:text-style-name="P15" draw:layer="layout" svg:width="6.137cm" svg:height="8.469cm" svg:x="2.042cm" svg:y="2.291cm" svg:viewBox="0 0 6138 8470" draw:points="0,8470 6138,8470 6138,0 0,0">
          <text:p/>
        </draw:polygon>
        <draw:line draw:style-name="gr16" draw:text-style-name="P2" draw:layer="layout" svg:x1="2.042cm" svg:y1="9.129cm" svg:x2="8.178cm" svg:y2="9.129cm">
          <text:p/>
        </draw:line>
        <draw:line draw:style-name="gr16" draw:text-style-name="P2" draw:layer="layout" svg:x1="2.042cm" svg:y1="7.243cm" svg:x2="8.178cm" svg:y2="7.243cm">
          <text:p/>
        </draw:line>
        <draw:line draw:style-name="gr16" draw:text-style-name="P2" draw:layer="layout" svg:x1="2.042cm" svg:y1="5.357cm" svg:x2="8.178cm" svg:y2="5.357cm">
          <text:p/>
        </draw:line>
        <draw:line draw:style-name="gr16" draw:text-style-name="P2" draw:layer="layout" svg:x1="2.042cm" svg:y1="3.472cm" svg:x2="8.178cm" svg:y2="3.472cm">
          <text:p/>
        </draw:line>
        <draw:line draw:style-name="gr16" draw:text-style-name="P2" draw:layer="layout" svg:x1="5.111cm" svg:y1="10.76cm" svg:x2="5.111cm" svg:y2="2.291cm">
          <text:p/>
        </draw:line>
        <draw:line draw:style-name="gr17" draw:text-style-name="P2" draw:layer="layout" svg:x1="3.406cm" svg:y1="2.822cm" svg:x2="3.406cm" svg:y2="2.676cm">
          <text:p/>
        </draw:line>
        <draw:line draw:style-name="gr17" draw:text-style-name="P2" draw:layer="layout" svg:x1="3.406cm" svg:y1="3.697cm" svg:x2="3.406cm" svg:y2="4.427cm">
          <text:p/>
        </draw:line>
        <draw:polygon draw:style-name="gr3" draw:text-style-name="P3" draw:layer="layout" svg:width="1.533cm" svg:height="0.875cm" svg:x="2.64cm" svg:y="2.822cm" svg:viewBox="0 0 1534 876" draw:points="0,0 0,876 1534,876 1534,0">
          <text:p/>
        </draw:polygon>
        <draw:line draw:style-name="gr18" draw:text-style-name="P2" draw:layer="layout" svg:x1="2.64cm" svg:y1="2.966cm" svg:x2="4.173cm" svg:y2="2.966cm">
          <text:p/>
        </draw:line>
        <draw:polyline draw:style-name="gr17" draw:text-style-name="P2" draw:layer="layout" svg:width="0cm" svg:height="0cm" svg:x="5.111cm" svg:y="10.21cm" svg:viewBox="0 0 0 0" draw:points="0,0">
          <text:p/>
        </draw:polyline>
        <draw:line draw:style-name="gr17" draw:text-style-name="P2" draw:layer="layout" svg:x1="5.111cm" svg:y1="10.228cm" svg:x2="5.111cm" svg:y2="10.247cm">
          <text:p/>
        </draw:line>
        <draw:polygon draw:style-name="gr4" draw:text-style-name="P4" draw:layer="layout" svg:width="1.533cm" svg:height="0.018cm" svg:x="4.344cm" svg:y="10.21cm" svg:viewBox="0 0 1534 19" draw:points="0,0 0,19 1534,19 1534,0">
          <text:p/>
        </draw:polygon>
        <draw:line draw:style-name="gr18" draw:text-style-name="P2" draw:layer="layout" svg:x1="4.344cm" svg:y1="10.21cm" svg:x2="5.877cm" svg:y2="10.21cm">
          <text:p/>
        </draw:line>
        <draw:line draw:style-name="gr17" draw:text-style-name="P2" draw:layer="layout" svg:x1="6.815cm" svg:y1="7.159cm" svg:x2="6.815cm" svg:y2="7.095cm">
          <text:p/>
        </draw:line>
        <draw:line draw:style-name="gr17" draw:text-style-name="P2" draw:layer="layout" svg:x1="6.815cm" svg:y1="7.477cm" svg:x2="6.815cm" svg:y2="7.73cm">
          <text:p/>
        </draw:line>
        <draw:polygon draw:style-name="gr5" draw:text-style-name="P5" draw:layer="layout" svg:width="1.534cm" svg:height="0.317cm" svg:x="6.048cm" svg:y="7.16cm" svg:viewBox="0 0 1535 318" draw:points="0,0 0,318 1535,318 1535,0">
          <text:p/>
        </draw:polygon>
        <draw:line draw:style-name="gr18" draw:text-style-name="P2" draw:layer="layout" svg:x1="6.048cm" svg:y1="7.225cm" svg:x2="7.582cm" svg:y2="7.225cm">
          <text:p/>
        </draw:line>
        <draw:polygon draw:style-name="gr15" draw:text-style-name="P15" draw:layer="layout" svg:width="6.137cm" svg:height="8.469cm" svg:x="8.352cm" svg:y="2.291cm" svg:viewBox="0 0 6138 8470" draw:points="0,8470 6138,8470 6138,0 0,0">
          <text:p/>
        </draw:polygon>
        <draw:line draw:style-name="gr16" draw:text-style-name="P2" draw:layer="layout" svg:x1="8.352cm" svg:y1="9.129cm" svg:x2="14.489cm" svg:y2="9.129cm">
          <text:p/>
        </draw:line>
        <draw:line draw:style-name="gr16" draw:text-style-name="P2" draw:layer="layout" svg:x1="8.352cm" svg:y1="7.243cm" svg:x2="14.489cm" svg:y2="7.243cm">
          <text:p/>
        </draw:line>
        <draw:line draw:style-name="gr16" draw:text-style-name="P2" draw:layer="layout" svg:x1="8.352cm" svg:y1="5.357cm" svg:x2="14.489cm" svg:y2="5.357cm">
          <text:p/>
        </draw:line>
        <draw:line draw:style-name="gr16" draw:text-style-name="P2" draw:layer="layout" svg:x1="8.352cm" svg:y1="3.472cm" svg:x2="14.489cm" svg:y2="3.472cm">
          <text:p/>
        </draw:line>
        <draw:line draw:style-name="gr16" draw:text-style-name="P2" draw:layer="layout" svg:x1="11.421cm" svg:y1="10.76cm" svg:x2="11.421cm" svg:y2="2.291cm">
          <text:p/>
        </draw:line>
        <draw:line draw:style-name="gr17" draw:text-style-name="P2" draw:layer="layout" svg:x1="9.716cm" svg:y1="5.674cm" svg:x2="9.716cm" svg:y2="5.301cm">
          <text:p/>
        </draw:line>
        <draw:line draw:style-name="gr17" draw:text-style-name="P2" draw:layer="layout" svg:x1="9.716cm" svg:y1="6.568cm" svg:x2="9.716cm" svg:y2="7.015cm">
          <text:p/>
        </draw:line>
        <draw:polygon draw:style-name="gr3" draw:text-style-name="P3" draw:layer="layout" svg:width="1.534cm" svg:height="0.895cm" svg:x="8.95cm" svg:y="5.673cm" svg:viewBox="0 0 1535 896" draw:points="0,0 0,896 1535,896 1535,0">
          <text:p/>
        </draw:polygon>
        <draw:line draw:style-name="gr18" draw:text-style-name="P2" draw:layer="layout" svg:x1="8.95cm" svg:y1="5.688cm" svg:x2="10.484cm" svg:y2="5.688cm">
          <text:p/>
        </draw:line>
        <draw:line draw:style-name="gr17" draw:text-style-name="P2" draw:layer="layout" svg:x1="11.421cm" svg:y1="10.019cm" svg:x2="11.421cm" svg:y2="9.99cm">
          <text:p/>
        </draw:line>
        <draw:line draw:style-name="gr17" draw:text-style-name="P2" draw:layer="layout" svg:x1="11.421cm" svg:y1="10.035cm" svg:x2="11.421cm" svg:y2="10.087cm">
          <text:p/>
        </draw:line>
        <draw:polygon draw:style-name="gr4" draw:text-style-name="P4" draw:layer="layout" svg:width="1.533cm" svg:height="0.016cm" svg:x="10.654cm" svg:y="10.019cm" svg:viewBox="0 0 1534 17" draw:points="0,0 0,17 1534,17 1534,0">
          <text:p/>
        </draw:polygon>
        <draw:line draw:style-name="gr18" draw:text-style-name="P2" draw:layer="layout" svg:x1="10.654cm" svg:y1="10.023cm" svg:x2="12.187cm" svg:y2="10.023cm">
          <text:p/>
        </draw:line>
        <draw:line draw:style-name="gr17" draw:text-style-name="P2" draw:layer="layout" svg:x1="13.125cm" svg:y1="8.833cm" svg:x2="13.125cm" svg:y2="8.82cm">
          <text:p/>
        </draw:line>
        <draw:line draw:style-name="gr17" draw:text-style-name="P2" draw:layer="layout" svg:x1="13.125cm" svg:y1="9.296cm" svg:x2="13.125cm" svg:y2="9.52cm">
          <text:p/>
        </draw:line>
        <draw:polygon draw:style-name="gr5" draw:text-style-name="P5" draw:layer="layout" svg:width="1.533cm" svg:height="0.463cm" svg:x="12.359cm" svg:y="8.833cm" svg:viewBox="0 0 1534 464" draw:points="0,0 0,464 1534,464 1534,0">
          <text:p/>
        </draw:polygon>
        <draw:line draw:style-name="gr18" draw:text-style-name="P2" draw:layer="layout" svg:x1="12.359cm" svg:y1="8.973cm" svg:x2="13.892cm" svg:y2="8.973cm">
          <text:p/>
        </draw:line>
        <draw:polygon draw:style-name="gr15" draw:text-style-name="P15" draw:layer="layout" svg:width="6.136cm" svg:height="8.469cm" svg:x="14.663cm" svg:y="2.291cm" svg:viewBox="0 0 6137 8470" draw:points="0,8470 6137,8470 6137,0 0,0">
          <text:p/>
        </draw:polygon>
        <draw:line draw:style-name="gr16" draw:text-style-name="P2" draw:layer="layout" svg:x1="14.663cm" svg:y1="9.129cm" svg:x2="20.799cm" svg:y2="9.129cm">
          <text:p/>
        </draw:line>
        <draw:line draw:style-name="gr16" draw:text-style-name="P2" draw:layer="layout" svg:x1="14.663cm" svg:y1="7.243cm" svg:x2="20.799cm" svg:y2="7.243cm">
          <text:p/>
        </draw:line>
        <draw:line draw:style-name="gr16" draw:text-style-name="P2" draw:layer="layout" svg:x1="14.663cm" svg:y1="5.357cm" svg:x2="20.799cm" svg:y2="5.357cm">
          <text:p/>
        </draw:line>
        <draw:line draw:style-name="gr16" draw:text-style-name="P2" draw:layer="layout" svg:x1="14.663cm" svg:y1="3.472cm" svg:x2="20.799cm" svg:y2="3.472cm">
          <text:p/>
        </draw:line>
        <draw:line draw:style-name="gr16" draw:text-style-name="P2" draw:layer="layout" svg:x1="17.732cm" svg:y1="10.76cm" svg:x2="17.732cm" svg:y2="2.291cm">
          <text:p/>
        </draw:line>
        <draw:line draw:style-name="gr17" draw:text-style-name="P2" draw:layer="layout" svg:x1="16.027cm" svg:y1="3.332cm" svg:x2="16.027cm" svg:y2="2.721cm">
          <text:p/>
        </draw:line>
        <draw:line draw:style-name="gr17" draw:text-style-name="P2" draw:layer="layout" svg:x1="16.027cm" svg:y1="4.438cm" svg:x2="16.027cm" svg:y2="5.072cm">
          <text:p/>
        </draw:line>
        <draw:polygon draw:style-name="gr3" draw:text-style-name="P3" draw:layer="layout" svg:width="1.534cm" svg:height="1.106cm" svg:x="15.259cm" svg:y="3.332cm" svg:viewBox="0 0 1535 1107" draw:points="0,0 0,1107 1535,1107 1535,0">
          <text:p/>
        </draw:polygon>
        <draw:line draw:style-name="gr18" draw:text-style-name="P2" draw:layer="layout" svg:x1="15.259cm" svg:y1="3.96cm" svg:x2="16.793cm" svg:y2="3.96cm">
          <text:p/>
        </draw:line>
        <draw:line draw:style-name="gr17" draw:text-style-name="P2" draw:layer="layout" svg:x1="17.732cm" svg:y1="10.2cm" svg:x2="17.732cm" svg:y2="10.036cm">
          <text:p/>
        </draw:line>
        <draw:line draw:style-name="gr17" draw:text-style-name="P2" draw:layer="layout" svg:x1="17.732cm" svg:y1="10.296cm" svg:x2="17.732cm" svg:y2="10.375cm">
          <text:p/>
        </draw:line>
        <draw:polygon draw:style-name="gr4" draw:text-style-name="P4" draw:layer="layout" svg:width="1.534cm" svg:height="0.096cm" svg:x="16.964cm" svg:y="10.2cm" svg:viewBox="0 0 1535 97" draw:points="0,0 0,97 1535,97 1535,0">
          <text:p/>
        </draw:polygon>
        <draw:line draw:style-name="gr18" draw:text-style-name="P2" draw:layer="layout" svg:x1="16.964cm" svg:y1="10.234cm" svg:x2="18.498cm" svg:y2="10.234cm">
          <text:p/>
        </draw:line>
        <draw:line draw:style-name="gr17" draw:text-style-name="P2" draw:layer="layout" svg:x1="19.436cm" svg:y1="7.159cm" svg:x2="19.436cm" svg:y2="6.438cm">
          <text:p/>
        </draw:line>
        <draw:line draw:style-name="gr17" draw:text-style-name="P2" draw:layer="layout" svg:x1="19.436cm" svg:y1="7.933cm" svg:x2="19.436cm" svg:y2="8.21cm">
          <text:p/>
        </draw:line>
        <draw:polygon draw:style-name="gr5" draw:text-style-name="P5" draw:layer="layout" svg:width="1.534cm" svg:height="0.774cm" svg:x="18.668cm" svg:y="7.159cm" svg:viewBox="0 0 1535 775" draw:points="0,0 0,775 1535,775 1535,0">
          <text:p/>
        </draw:polygon>
        <draw:line draw:style-name="gr18" draw:text-style-name="P2" draw:layer="layout" svg:x1="18.668cm" svg:y1="7.536cm" svg:x2="20.202cm" svg:y2="7.536cm">
          <text:p/>
        </draw:line>
        <draw:polygon draw:style-name="gr19" draw:text-style-name="P16" draw:layer="layout" svg:width="6.137cm" svg:height="0.74cm" svg:x="2.042cm" svg:y="1.551cm" svg:viewBox="0 0 6138 741" draw:points="0,741 6138,741 6138,0 0,0">
          <text:p/>
        </draw:polygon>
        <draw:polygon draw:style-name="gr19" draw:text-style-name="P16" draw:layer="layout" svg:width="6.137cm" svg:height="0.74cm" svg:x="8.352cm" svg:y="1.551cm" svg:viewBox="0 0 6138 741" draw:points="0,741 6138,741 6138,0 0,0">
          <text:p/>
        </draw:polygon>
        <draw:frame draw:style-name="gr20" draw:text-style-name="P14" draw:layer="layout" svg:width="2.419cm" svg:height="0.628cm" svg:x="4.031cm" svg:y="1.646cm">
          <draw:text-box>
            <text:p text:style-name="P6"><text:span text:style-name="T5">cochleum</text:span></text:p>
          </draw:text-box>
        </draw:frame>
        <draw:polygon draw:style-name="gr19" draw:text-style-name="P16" draw:layer="layout" svg:width="6.136cm" svg:height="0.74cm" svg:x="14.663cm" svg:y="1.551cm" svg:viewBox="0 0 6137 741" draw:points="0,741 6137,741 6137,0 0,0">
          <text:p/>
        </draw:polygon>
        <draw:frame draw:style-name="gr21" draw:text-style-name="P14" draw:layer="layout" svg:width="3.075cm" svg:height="0.628cm" svg:x="10.032cm" svg:y="1.646cm">
          <draw:text-box>
            <text:p text:style-name="P6"><text:span text:style-name="T5">longisporum</text:span></text:p>
          </draw:text-box>
        </draw:frame>
        <draw:frame draw:style-name="gr22" draw:text-style-name="P14" draw:layer="layout" svg:width="3.888cm" svg:height="0.628cm" svg:x="15.977cm" svg:y="1.646cm">
          <draw:text-box>
            <text:p text:style-name="P6"><text:span text:style-name="T5">perlongisporum</text:span></text:p>
          </draw:text-box>
        </draw:frame>
        <draw:frame draw:style-name="gr23" draw:text-style-name="P14" draw:layer="layout" svg:width="0.496cm" svg:height="0.628cm" svg:x="1.613cm" svg:y="8.855cm">
          <draw:text-box>
            <text:p text:style-name="P6"><text:span text:style-name="T1">5</text:span></text:p>
          </draw:text-box>
        </draw:frame>
        <draw:frame draw:style-name="gr24" draw:text-style-name="P14" draw:layer="layout" svg:width="0.629cm" svg:height="0.628cm" svg:x="1.322cm" svg:y="6.967cm">
          <draw:text-box>
            <text:p text:style-name="P6"><text:span text:style-name="T1">10</text:span></text:p>
          </draw:text-box>
        </draw:frame>
        <draw:frame draw:style-name="gr24" draw:text-style-name="P14" draw:layer="layout" svg:width="0.629cm" svg:height="0.628cm" svg:x="1.322cm" svg:y="5.088cm">
          <draw:text-box>
            <text:p text:style-name="P6"><text:span text:style-name="T1">15</text:span></text:p>
          </draw:text-box>
        </draw:frame>
        <draw:line draw:style-name="gr17" draw:text-style-name="P2" draw:layer="layout" svg:x1="1.956cm" svg:y1="9.129cm" svg:x2="2.042cm" svg:y2="9.129cm">
          <text:p/>
        </draw:line>
        <draw:line draw:style-name="gr17" draw:text-style-name="P2" draw:layer="layout" svg:x1="1.956cm" svg:y1="7.243cm" svg:x2="2.042cm" svg:y2="7.243cm">
          <text:p/>
        </draw:line>
        <draw:line draw:style-name="gr17" draw:text-style-name="P2" draw:layer="layout" svg:x1="1.956cm" svg:y1="5.357cm" svg:x2="2.042cm" svg:y2="5.357cm">
          <text:p/>
        </draw:line>
        <draw:line draw:style-name="gr17" draw:text-style-name="P2" draw:layer="layout" svg:x1="1.956cm" svg:y1="3.472cm" svg:x2="2.042cm" svg:y2="3.472cm">
          <text:p/>
        </draw:line>
        <draw:frame draw:style-name="gr25" draw:text-style-name="P14" draw:layer="layout" svg:width="0.629cm" svg:height="0.628cm" svg:x="1.322cm" svg:y="3.206cm">
          <draw:text-box>
            <text:p text:style-name="P6"><text:span text:style-name="T1">20</text:span></text:p>
          </draw:text-box>
        </draw:frame>
        <draw:polygon draw:style-name="gr15" draw:text-style-name="P15" draw:layer="layout" svg:width="6.175cm" svg:height="8.631cm" svg:x="1.926cm" svg:y="14.155cm" svg:viewBox="0 0 6176 8632" draw:points="0,8632 6176,8632 6176,0 0,0">
          <text:p/>
        </draw:polygon>
        <draw:line draw:style-name="gr16" draw:text-style-name="P2" draw:layer="layout" svg:x1="1.926cm" svg:y1="22.629cm" svg:x2="8.1cm" svg:y2="22.629cm">
          <text:p/>
        </draw:line>
        <draw:line draw:style-name="gr16" draw:text-style-name="P2" draw:layer="layout" svg:x1="1.926cm" svg:y1="21.628cm" svg:x2="8.1cm" svg:y2="21.628cm">
          <text:p/>
        </draw:line>
        <draw:line draw:style-name="gr16" draw:text-style-name="P2" draw:layer="layout" svg:x1="1.926cm" svg:y1="20.628cm" svg:x2="8.1cm" svg:y2="20.628cm">
          <text:p/>
        </draw:line>
        <draw:line draw:style-name="gr16" draw:text-style-name="P2" draw:layer="layout" svg:x1="1.926cm" svg:y1="19.628cm" svg:x2="8.1cm" svg:y2="19.628cm">
          <text:p/>
        </draw:line>
        <draw:line draw:style-name="gr16" draw:text-style-name="P2" draw:layer="layout" svg:x1="1.926cm" svg:y1="18.627cm" svg:x2="8.1cm" svg:y2="18.627cm">
          <text:p/>
        </draw:line>
        <draw:line draw:style-name="gr16" draw:text-style-name="P2" draw:layer="layout" svg:x1="1.926cm" svg:y1="17.626cm" svg:x2="8.1cm" svg:y2="17.626cm">
          <text:p/>
        </draw:line>
        <draw:line draw:style-name="gr16" draw:text-style-name="P2" draw:layer="layout" svg:x1="1.926cm" svg:y1="16.626cm" svg:x2="8.1cm" svg:y2="16.626cm">
          <text:p/>
        </draw:line>
        <draw:line draw:style-name="gr16" draw:text-style-name="P2" draw:layer="layout" svg:x1="1.926cm" svg:y1="15.625cm" svg:x2="8.1cm" svg:y2="15.625cm">
          <text:p/>
        </draw:line>
        <draw:line draw:style-name="gr16" draw:text-style-name="P2" draw:layer="layout" svg:x1="1.926cm" svg:y1="14.625cm" svg:x2="8.1cm" svg:y2="14.625cm">
          <text:p/>
        </draw:line>
        <draw:line draw:style-name="gr16" draw:text-style-name="P2" draw:layer="layout" svg:x1="5.014cm" svg:y1="22.787cm" svg:x2="5.014cm" svg:y2="14.155cm">
          <text:p/>
        </draw:line>
        <draw:line draw:style-name="gr17" draw:text-style-name="P2" draw:layer="layout" svg:x1="3.299cm" svg:y1="15.012cm" svg:x2="3.299cm" svg:y2="14.547cm">
          <text:p/>
        </draw:line>
        <draw:line draw:style-name="gr17" draw:text-style-name="P2" draw:layer="layout" svg:x1="3.299cm" svg:y1="15.631cm" svg:x2="3.299cm" svg:y2="15.785cm">
          <text:p/>
        </draw:line>
        <draw:polygon draw:style-name="gr3" draw:text-style-name="P3" draw:layer="layout" svg:width="1.543cm" svg:height="0.618cm" svg:x="2.527cm" svg:y="15.013cm" svg:viewBox="0 0 1544 619" draw:points="0,0 0,619 1544,619 1544,0">
          <text:p/>
        </draw:polygon>
        <draw:line draw:style-name="gr18" draw:text-style-name="P2" draw:layer="layout" svg:x1="2.527cm" svg:y1="15.477cm" svg:x2="4.07cm" svg:y2="15.477cm">
          <text:p/>
        </draw:line>
        <draw:line draw:style-name="gr17" draw:text-style-name="P2" draw:layer="layout" svg:x1="5.014cm" svg:y1="22.175cm" svg:x2="5.014cm" svg:y2="22.075cm">
          <text:p/>
        </draw:line>
        <draw:polyline draw:style-name="gr17" draw:text-style-name="P2" draw:layer="layout" svg:width="0cm" svg:height="0cm" svg:x="5.014cm" svg:y="22.274cm" svg:viewBox="0 0 0 0" draw:points="0,0">
          <text:p/>
        </draw:polyline>
        <draw:polygon draw:style-name="gr4" draw:text-style-name="P4" draw:layer="layout" svg:width="1.543cm" svg:height="0.099cm" svg:x="4.242cm" svg:y="22.175cm" svg:viewBox="0 0 1544 100" draw:points="0,0 0,100 1544,100 1544,0">
          <text:p/>
        </draw:polygon>
        <draw:line draw:style-name="gr18" draw:text-style-name="P2" draw:layer="layout" svg:x1="4.242cm" svg:y1="22.274cm" svg:x2="5.785cm" svg:y2="22.274cm">
          <text:p/>
        </draw:line>
        <draw:line draw:style-name="gr17" draw:text-style-name="P2" draw:layer="layout" svg:x1="6.729cm" svg:y1="20.455cm" svg:x2="6.729cm" svg:y2="20.315cm">
          <text:p/>
        </draw:line>
        <draw:line draw:style-name="gr17" draw:text-style-name="P2" draw:layer="layout" svg:x1="6.729cm" svg:y1="20.963cm" svg:x2="6.729cm" svg:y2="21.33cm">
          <text:p/>
        </draw:line>
        <draw:polygon draw:style-name="gr5" draw:text-style-name="P5" draw:layer="layout" svg:width="1.544cm" svg:height="0.508cm" svg:x="5.956cm" svg:y="20.455cm" svg:viewBox="0 0 1545 509" draw:points="0,0 0,509 1545,509 1545,0">
          <text:p/>
        </draw:polygon>
        <draw:line draw:style-name="gr18" draw:text-style-name="P2" draw:layer="layout" svg:x1="5.956cm" svg:y1="20.595cm" svg:x2="7.5cm" svg:y2="20.595cm">
          <text:p/>
        </draw:line>
        <draw:polygon draw:style-name="gr15" draw:text-style-name="P15" draw:layer="layout" svg:width="6.175cm" svg:height="8.631cm" svg:x="8.275cm" svg:y="14.155cm" svg:viewBox="0 0 6176 8632" draw:points="0,8632 6176,8632 6176,0 0,0">
          <text:p/>
        </draw:polygon>
        <draw:line draw:style-name="gr16" draw:text-style-name="P2" draw:layer="layout" svg:x1="8.275cm" svg:y1="22.629cm" svg:x2="14.45cm" svg:y2="22.629cm">
          <text:p/>
        </draw:line>
        <draw:line draw:style-name="gr16" draw:text-style-name="P2" draw:layer="layout" svg:x1="8.275cm" svg:y1="21.628cm" svg:x2="14.45cm" svg:y2="21.628cm">
          <text:p/>
        </draw:line>
        <draw:line draw:style-name="gr16" draw:text-style-name="P2" draw:layer="layout" svg:x1="8.275cm" svg:y1="20.628cm" svg:x2="14.45cm" svg:y2="20.628cm">
          <text:p/>
        </draw:line>
        <draw:line draw:style-name="gr16" draw:text-style-name="P2" draw:layer="layout" svg:x1="8.275cm" svg:y1="19.628cm" svg:x2="14.45cm" svg:y2="19.628cm">
          <text:p/>
        </draw:line>
        <draw:line draw:style-name="gr16" draw:text-style-name="P2" draw:layer="layout" svg:x1="8.275cm" svg:y1="18.627cm" svg:x2="14.45cm" svg:y2="18.627cm">
          <text:p/>
        </draw:line>
        <draw:line draw:style-name="gr16" draw:text-style-name="P2" draw:layer="layout" svg:x1="8.275cm" svg:y1="17.626cm" svg:x2="14.45cm" svg:y2="17.626cm">
          <text:p/>
        </draw:line>
        <draw:line draw:style-name="gr16" draw:text-style-name="P2" draw:layer="layout" svg:x1="8.275cm" svg:y1="16.626cm" svg:x2="14.45cm" svg:y2="16.626cm">
          <text:p/>
        </draw:line>
        <draw:line draw:style-name="gr16" draw:text-style-name="P2" draw:layer="layout" svg:x1="8.275cm" svg:y1="15.625cm" svg:x2="14.45cm" svg:y2="15.625cm">
          <text:p/>
        </draw:line>
        <draw:line draw:style-name="gr16" draw:text-style-name="P2" draw:layer="layout" svg:x1="8.275cm" svg:y1="14.625cm" svg:x2="14.45cm" svg:y2="14.625cm">
          <text:p/>
        </draw:line>
        <draw:line draw:style-name="gr16" draw:text-style-name="P2" draw:layer="layout" svg:x1="11.363cm" svg:y1="22.787cm" svg:x2="11.363cm" svg:y2="14.155cm">
          <text:p/>
        </draw:line>
        <draw:line draw:style-name="gr17" draw:text-style-name="P2" draw:layer="layout" svg:x1="9.648cm" svg:y1="14.871cm" svg:x2="9.648cm" svg:y2="14.685cm">
          <text:p/>
        </draw:line>
        <draw:line draw:style-name="gr17" draw:text-style-name="P2" draw:layer="layout" svg:x1="9.648cm" svg:y1="16.599cm" svg:x2="9.648cm" svg:y2="17.123cm">
          <text:p/>
        </draw:line>
        <draw:polygon draw:style-name="gr3" draw:text-style-name="P3" draw:layer="layout" svg:width="1.544cm" svg:height="1.727cm" svg:x="8.876cm" svg:y="14.872cm" svg:viewBox="0 0 1545 1728" draw:points="0,0 0,1728 1545,1728 1545,0">
          <text:p/>
        </draw:polygon>
        <draw:line draw:style-name="gr18" draw:text-style-name="P2" draw:layer="layout" svg:x1="8.876cm" svg:y1="16.118cm" svg:x2="10.42cm" svg:y2="16.118cm">
          <text:p/>
        </draw:line>
        <draw:line draw:style-name="gr17" draw:text-style-name="P2" draw:layer="layout" svg:x1="11.363cm" svg:y1="22.157cm" svg:x2="11.363cm" svg:y2="22.138cm">
          <text:p/>
        </draw:line>
        <draw:line draw:style-name="gr17" draw:text-style-name="P2" draw:layer="layout" svg:x1="11.363cm" svg:y1="22.174cm" svg:x2="11.363cm" svg:y2="22.203cm">
          <text:p/>
        </draw:line>
        <draw:polygon draw:style-name="gr4" draw:text-style-name="P4" draw:layer="layout" svg:width="1.543cm" svg:height="0.016cm" svg:x="10.591cm" svg:y="22.157cm" svg:viewBox="0 0 1544 17" draw:points="0,0 0,17 1544,17 1544,0">
          <text:p/>
        </draw:polygon>
        <draw:line draw:style-name="gr18" draw:text-style-name="P2" draw:layer="layout" svg:x1="10.591cm" svg:y1="22.165cm" svg:x2="12.134cm" svg:y2="22.165cm">
          <text:p/>
        </draw:line>
        <draw:line draw:style-name="gr17" draw:text-style-name="P2" draw:layer="layout" svg:x1="13.078cm" svg:y1="20.97cm" svg:x2="13.078cm" svg:y2="20.943cm">
          <text:p/>
        </draw:line>
        <draw:line draw:style-name="gr17" draw:text-style-name="P2" draw:layer="layout" svg:x1="13.078cm" svg:y1="21.303cm" svg:x2="13.078cm" svg:y2="21.313cm">
          <text:p/>
        </draw:line>
        <draw:polygon draw:style-name="gr5" draw:text-style-name="P5" draw:layer="layout" svg:width="1.543cm" svg:height="0.333cm" svg:x="12.306cm" svg:y="20.97cm" svg:viewBox="0 0 1544 334" draw:points="0,0 0,334 1544,334 1544,0">
          <text:p/>
        </draw:polygon>
        <draw:line draw:style-name="gr18" draw:text-style-name="P2" draw:layer="layout" svg:x1="12.306cm" svg:y1="21.182cm" svg:x2="13.849cm" svg:y2="21.182cm">
          <text:p/>
        </draw:line>
        <draw:polygon draw:style-name="gr15" draw:text-style-name="P15" draw:layer="layout" svg:width="6.174cm" svg:height="8.631cm" svg:x="14.625cm" svg:y="14.155cm" svg:viewBox="0 0 6175 8632" draw:points="0,8632 6175,8632 6175,0 0,0">
          <text:p/>
        </draw:polygon>
        <draw:line draw:style-name="gr16" draw:text-style-name="P2" draw:layer="layout" svg:x1="14.625cm" svg:y1="22.629cm" svg:x2="20.799cm" svg:y2="22.629cm">
          <text:p/>
        </draw:line>
        <draw:line draw:style-name="gr16" draw:text-style-name="P2" draw:layer="layout" svg:x1="14.625cm" svg:y1="21.628cm" svg:x2="20.799cm" svg:y2="21.628cm">
          <text:p/>
        </draw:line>
        <draw:line draw:style-name="gr16" draw:text-style-name="P2" draw:layer="layout" svg:x1="14.625cm" svg:y1="20.628cm" svg:x2="20.799cm" svg:y2="20.628cm">
          <text:p/>
        </draw:line>
        <draw:line draw:style-name="gr16" draw:text-style-name="P2" draw:layer="layout" svg:x1="14.625cm" svg:y1="19.628cm" svg:x2="20.799cm" svg:y2="19.628cm">
          <text:p/>
        </draw:line>
        <draw:line draw:style-name="gr16" draw:text-style-name="P2" draw:layer="layout" svg:x1="14.625cm" svg:y1="18.627cm" svg:x2="20.799cm" svg:y2="18.627cm">
          <text:p/>
        </draw:line>
        <draw:line draw:style-name="gr16" draw:text-style-name="P2" draw:layer="layout" svg:x1="14.625cm" svg:y1="17.626cm" svg:x2="20.799cm" svg:y2="17.626cm">
          <text:p/>
        </draw:line>
        <draw:line draw:style-name="gr16" draw:text-style-name="P2" draw:layer="layout" svg:x1="14.625cm" svg:y1="16.626cm" svg:x2="20.799cm" svg:y2="16.626cm">
          <text:p/>
        </draw:line>
        <draw:line draw:style-name="gr16" draw:text-style-name="P2" draw:layer="layout" svg:x1="14.625cm" svg:y1="15.625cm" svg:x2="20.799cm" svg:y2="15.625cm">
          <text:p/>
        </draw:line>
        <draw:line draw:style-name="gr16" draw:text-style-name="P2" draw:layer="layout" svg:x1="14.625cm" svg:y1="14.625cm" svg:x2="20.799cm" svg:y2="14.625cm">
          <text:p/>
        </draw:line>
        <draw:line draw:style-name="gr16" draw:text-style-name="P2" draw:layer="layout" svg:x1="17.713cm" svg:y1="22.787cm" svg:x2="17.713cm" svg:y2="14.155cm">
          <text:p/>
        </draw:line>
        <draw:line draw:style-name="gr17" draw:text-style-name="P2" draw:layer="layout" svg:x1="15.997cm" svg:y1="16.72cm" svg:x2="15.997cm" svg:y2="15.051cm">
          <text:p/>
        </draw:line>
        <draw:line draw:style-name="gr17" draw:text-style-name="P2" draw:layer="layout" svg:x1="15.997cm" svg:y1="17.375cm" svg:x2="15.997cm" svg:y2="17.731cm">
          <text:p/>
        </draw:line>
        <draw:polygon draw:style-name="gr3" draw:text-style-name="P3" draw:layer="layout" svg:width="1.544cm" svg:height="0.655cm" svg:x="15.225cm" svg:y="16.72cm" svg:viewBox="0 0 1545 656" draw:points="0,0 0,656 1545,656 1545,0">
          <text:p/>
        </draw:polygon>
        <draw:line draw:style-name="gr18" draw:text-style-name="P2" draw:layer="layout" svg:x1="15.225cm" svg:y1="17.137cm" svg:x2="16.769cm" svg:y2="17.137cm">
          <text:p/>
        </draw:line>
        <draw:line draw:style-name="gr17" draw:text-style-name="P2" draw:layer="layout" svg:x1="17.713cm" svg:y1="22.314cm" svg:x2="17.713cm" svg:y2="22.19cm">
          <text:p/>
        </draw:line>
        <draw:line draw:style-name="gr17" draw:text-style-name="P2" draw:layer="layout" svg:x1="17.713cm" svg:y1="22.377cm" svg:x2="17.713cm" svg:y2="22.394cm">
          <text:p/>
        </draw:line>
        <draw:polygon draw:style-name="gr4" draw:text-style-name="P4" draw:layer="layout" svg:width="1.544cm" svg:height="0.063cm" svg:x="16.94cm" svg:y="22.314cm" svg:viewBox="0 0 1545 64" draw:points="0,0 0,64 1545,64 1545,0">
          <text:p/>
        </draw:polygon>
        <draw:line draw:style-name="gr18" draw:text-style-name="P2" draw:layer="layout" svg:x1="16.94cm" svg:y1="22.355cm" svg:x2="18.484cm" svg:y2="22.355cm">
          <text:p/>
        </draw:line>
        <draw:line draw:style-name="gr17" draw:text-style-name="P2" draw:layer="layout" svg:x1="19.428cm" svg:y1="20.434cm" svg:x2="19.428cm" svg:y2="19.436cm">
          <text:p/>
        </draw:line>
        <draw:line draw:style-name="gr17" draw:text-style-name="P2" draw:layer="layout" svg:x1="19.428cm" svg:y1="20.78cm" svg:x2="19.428cm" svg:y2="21.416cm">
          <text:p/>
        </draw:line>
        <draw:polygon draw:style-name="gr5" draw:text-style-name="P5" draw:layer="layout" svg:width="1.544cm" svg:height="0.346cm" svg:x="18.655cm" svg:y="20.434cm" svg:viewBox="0 0 1545 347" draw:points="0,0 0,347 1545,347 1545,0">
          <text:p/>
        </draw:polygon>
        <draw:line draw:style-name="gr18" draw:text-style-name="P2" draw:layer="layout" svg:x1="18.655cm" svg:y1="20.618cm" svg:x2="20.199cm" svg:y2="20.618cm">
          <text:p/>
        </draw:line>
        <draw:polygon draw:style-name="gr19" draw:text-style-name="P16" draw:layer="layout" svg:width="6.175cm" svg:height="0.755cm" svg:x="1.926cm" svg:y="13.4cm" svg:viewBox="0 0 6176 756" draw:points="0,756 6176,756 6176,0 0,0">
          <text:p/>
        </draw:polygon>
        <draw:polygon draw:style-name="gr19" draw:text-style-name="P16" draw:layer="layout" svg:width="6.175cm" svg:height="0.755cm" svg:x="8.275cm" svg:y="13.4cm" svg:viewBox="0 0 6176 756" draw:points="0,756 6176,756 6176,0 0,0">
          <text:p/>
        </draw:polygon>
        <draw:frame draw:style-name="gr26" draw:text-style-name="P14" draw:layer="layout" svg:width="2.419cm" svg:height="0.628cm" svg:x="3.917cm" svg:y="13.493cm">
          <draw:text-box>
            <text:p text:style-name="P6"><text:span text:style-name="T5">cochleum</text:span></text:p>
          </draw:text-box>
        </draw:frame>
        <draw:polygon draw:style-name="gr19" draw:text-style-name="P16" draw:layer="layout" svg:width="6.174cm" svg:height="0.755cm" svg:x="14.625cm" svg:y="13.4cm" svg:viewBox="0 0 6175 756" draw:points="0,756 6175,756 6175,0 0,0">
          <text:p/>
        </draw:polygon>
        <draw:frame draw:style-name="gr27" draw:text-style-name="P14" draw:layer="layout" svg:width="3.075cm" svg:height="0.628cm" svg:x="9.96cm" svg:y="13.493cm">
          <draw:text-box>
            <text:p text:style-name="P6"><text:span text:style-name="T5">longisporum</text:span></text:p>
          </draw:text-box>
        </draw:frame>
        <draw:frame draw:style-name="gr28" draw:text-style-name="P14" draw:layer="layout" svg:width="3.888cm" svg:height="0.628cm" svg:x="15.946cm" svg:y="13.493cm">
          <draw:text-box>
            <text:p text:style-name="P6"><text:span text:style-name="T5">perlongisporum</text:span></text:p>
          </draw:text-box>
        </draw:frame>
        <draw:frame draw:style-name="gr29" draw:text-style-name="P14" draw:layer="layout" svg:width="0.502cm" svg:height="0.628cm" svg:x="1.494cm" svg:y="22.348cm">
          <draw:text-box>
            <text:p text:style-name="P6"><text:span text:style-name="T1">0</text:span></text:p>
          </draw:text-box>
        </draw:frame>
        <draw:frame draw:style-name="gr30" draw:text-style-name="P14" draw:layer="layout" svg:width="0.629cm" svg:height="0.628cm" svg:x="1.2cm" svg:y="21.353cm">
          <draw:text-box>
            <text:p text:style-name="P6"><text:span text:style-name="T1">10</text:span></text:p>
          </draw:text-box>
        </draw:frame>
        <draw:frame draw:style-name="gr30" draw:text-style-name="P14" draw:layer="layout" svg:width="0.629cm" svg:height="0.628cm" svg:x="1.2cm" svg:y="20.347cm">
          <draw:text-box>
            <text:p text:style-name="P6"><text:span text:style-name="T1">20</text:span></text:p>
          </draw:text-box>
        </draw:frame>
        <draw:frame draw:style-name="gr30" draw:text-style-name="P14" draw:layer="layout" svg:width="0.629cm" svg:height="0.628cm" svg:x="1.2cm" svg:y="19.35cm">
          <draw:text-box>
            <text:p text:style-name="P6"><text:span text:style-name="T1">30</text:span></text:p>
          </draw:text-box>
        </draw:frame>
        <draw:frame draw:style-name="gr30" draw:text-style-name="P14" draw:layer="layout" svg:width="0.629cm" svg:height="0.628cm" svg:x="1.2cm" svg:y="18.353cm">
          <draw:text-box>
            <text:p text:style-name="P6"><text:span text:style-name="T1">40</text:span></text:p>
          </draw:text-box>
        </draw:frame>
        <draw:frame draw:style-name="gr30" draw:text-style-name="P14" draw:layer="layout" svg:width="0.629cm" svg:height="0.628cm" svg:x="1.2cm" svg:y="17.348cm">
          <draw:text-box>
            <text:p text:style-name="P6"><text:span text:style-name="T1">50</text:span></text:p>
          </draw:text-box>
        </draw:frame>
        <draw:frame draw:style-name="gr31" draw:text-style-name="P14" draw:layer="layout" svg:width="0.629cm" svg:height="0.628cm" svg:x="1.2cm" svg:y="16.355cm">
          <draw:text-box>
            <text:p text:style-name="P6"><text:span text:style-name="T1">60</text:span></text:p>
          </draw:text-box>
        </draw:frame>
        <draw:frame draw:style-name="gr31" draw:text-style-name="P14" draw:layer="layout" svg:width="0.629cm" svg:height="0.628cm" svg:x="1.2cm" svg:y="15.346cm">
          <draw:text-box>
            <text:p text:style-name="P6"><text:span text:style-name="T1">70</text:span></text:p>
          </draw:text-box>
        </draw:frame>
        <draw:line draw:style-name="gr17" draw:text-style-name="P2" draw:layer="layout" svg:x1="1.839cm" svg:y1="22.629cm" svg:x2="1.926cm" svg:y2="22.629cm">
          <text:p/>
        </draw:line>
        <draw:line draw:style-name="gr17" draw:text-style-name="P2" draw:layer="layout" svg:x1="1.839cm" svg:y1="21.628cm" svg:x2="1.926cm" svg:y2="21.628cm">
          <text:p/>
        </draw:line>
        <draw:line draw:style-name="gr17" draw:text-style-name="P2" draw:layer="layout" svg:x1="1.839cm" svg:y1="20.628cm" svg:x2="1.926cm" svg:y2="20.628cm">
          <text:p/>
        </draw:line>
        <draw:line draw:style-name="gr17" draw:text-style-name="P2" draw:layer="layout" svg:x1="1.839cm" svg:y1="19.628cm" svg:x2="1.926cm" svg:y2="19.628cm">
          <text:p/>
        </draw:line>
        <draw:line draw:style-name="gr17" draw:text-style-name="P2" draw:layer="layout" svg:x1="1.839cm" svg:y1="18.627cm" svg:x2="1.926cm" svg:y2="18.627cm">
          <text:p/>
        </draw:line>
        <draw:line draw:style-name="gr17" draw:text-style-name="P2" draw:layer="layout" svg:x1="1.839cm" svg:y1="17.626cm" svg:x2="1.926cm" svg:y2="17.626cm">
          <text:p/>
        </draw:line>
        <draw:line draw:style-name="gr17" draw:text-style-name="P2" draw:layer="layout" svg:x1="1.839cm" svg:y1="16.626cm" svg:x2="1.926cm" svg:y2="16.626cm">
          <text:p/>
        </draw:line>
        <draw:line draw:style-name="gr17" draw:text-style-name="P2" draw:layer="layout" svg:x1="1.839cm" svg:y1="15.625cm" svg:x2="1.926cm" svg:y2="15.625cm">
          <text:p/>
        </draw:line>
        <draw:line draw:style-name="gr17" draw:text-style-name="P2" draw:layer="layout" svg:x1="1.839cm" svg:y1="14.625cm" svg:x2="1.926cm" svg:y2="14.625cm">
          <text:p/>
        </draw:line>
        <draw:frame draw:style-name="gr31" draw:text-style-name="P14" draw:layer="layout" svg:width="0.629cm" svg:height="0.628cm" svg:x="1.2cm" svg:y="14.353cm">
          <draw:text-box>
            <text:p text:style-name="P6"><text:span text:style-name="T1">80</text:span></text:p>
          </draw:text-box>
        </draw:frame>
        <draw:frame draw:style-name="gr32" draw:text-style-name="P13" draw:layer="layout" svg:width="2.379cm" svg:height="0.962cm" svg:x="0.321cm" svg:y="12.1cm">
          <draw:text-box>
            <text:p text:style-name="P12"><text:span text:style-name="T4">b</text:span></text:p>
          </draw:text-box>
        </draw:frame>
        <draw:frame draw:style-name="gr23" draw:text-style-name="P14" draw:layer="layout" svg:width="0.496cm" svg:height="0.628cm" svg:x="1.604cm" svg:y="10.472cm">
          <draw:text-box>
            <text:p text:style-name="P6"><text:span text:style-name="T1">0</text:span></text:p>
          </draw:text-box>
        </draw:frame>
        <draw:line draw:style-name="gr17" draw:text-style-name="P2" draw:layer="layout" svg:x1="1.956cm" svg:y1="10.729cm" svg:x2="2.042cm" svg:y2="10.7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6T11:51:17.742000000</meta:creation-date>
    <dc:date>2019-10-14T16:22:26.604000000</dc:date>
    <meta:editing-duration>PT53M5S</meta:editing-duration>
    <meta:editing-cycles>8</meta:editing-cycles>
    <meta:generator>LibreOffice/6.2.3.2$Windows_X86_64 LibreOffice_project/aecc05fe267cc68dde00352a451aa867b3b546ac</meta:generator>
    <meta:document-statistic meta:object-count="189"/>
  </office:meta>
</office:document-meta>
</file>